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304 - mens. 09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10-14" calcext:value-type="date">
            <text:p>14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19:38.1740971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19:38.183886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10-20T18:20:20.280455400</dc:date>
    <dc:language>pt-PT</dc:language>
    <meta:editing-cycles>654</meta:editing-cycles>
    <meta:editing-duration>P1DT4H46M16S</meta:editing-duration>
    <meta:print-date>2020-06-16T10:17:24.261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